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8f031" officeooo:paragraph-rsid="0018f031"/>
    </style:style>
    <style:style style:name="P2" style:family="paragraph" style:parent-style-name="Standard">
      <style:text-properties officeooo:rsid="0018f031" officeooo:paragraph-rsid="001ac98a"/>
    </style:style>
    <style:style style:name="P3" style:family="paragraph" style:parent-style-name="Standard">
      <style:text-properties officeooo:rsid="0018f031" officeooo:paragraph-rsid="001b4e63"/>
    </style:style>
    <style:style style:name="P4" style:family="paragraph" style:parent-style-name="Standard">
      <style:text-properties officeooo:rsid="001b4e63" officeooo:paragraph-rsid="001b4e63"/>
    </style:style>
    <style:style style:name="P5" style:family="paragraph" style:parent-style-name="Standard">
      <style:text-properties officeooo:rsid="001ac98a" officeooo:paragraph-rsid="0018f031"/>
    </style:style>
    <style:style style:name="P6" style:family="paragraph" style:parent-style-name="Standard">
      <style:text-properties officeooo:rsid="001ac98a" officeooo:paragraph-rsid="001ac98a"/>
    </style:style>
    <style:style style:name="P7" style:family="paragraph" style:parent-style-name="Standard">
      <style:text-properties officeooo:rsid="001b4e63" officeooo:paragraph-rsid="001b4e63"/>
    </style:style>
    <style:style style:name="P8" style:family="paragraph" style:parent-style-name="Standard">
      <style:text-properties fo:font-weight="bold" officeooo:rsid="001b4e63" officeooo:paragraph-rsid="001b4e63" style:font-weight-asian="bold" style:font-weight-complex="bold"/>
    </style:style>
    <style:style style:name="P9" style:family="paragraph" style:parent-style-name="Standard">
      <style:text-properties fo:font-weight="bold" officeooo:rsid="001b4e63" officeooo:paragraph-rsid="001dff25" style:font-weight-asian="bold" style:font-weight-complex="bold"/>
    </style:style>
    <style:style style:name="P10" style:family="paragraph" style:parent-style-name="Standard">
      <style:paragraph-properties fo:text-align="center" style:justify-single-word="false"/>
      <style:text-properties fo:font-weight="bold" officeooo:rsid="001b4e63" officeooo:paragraph-rsid="001b4e63" style:font-weight-asian="bold" style:font-weight-complex="bold"/>
    </style:style>
    <style:style style:name="T1" style:family="text">
      <style:text-properties officeooo:rsid="001ac98a"/>
    </style:style>
    <style:style style:name="T2" style:family="text">
      <style:text-properties officeooo:rsid="001b4e63"/>
    </style:style>
    <style:style style:name="T3" style:family="text">
      <style:text-properties officeooo:rsid="001c1ff6"/>
    </style:style>
    <style:style style:name="T4" style:family="text">
      <style:text-properties officeooo:rsid="001dff2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text:p>
      <text:p text:style-name="P1"><text:tab/><text:span text:style-name="T1">In a p</text:span>ost-automation neon future, <text:span text:style-name="T1">m</text:span>ost of the worlds population live in hyper-urban, overbuilt <text:span text:style-name="T1">cities</text:span>. <text:s/>Automation has eliminated the need for human labor, so the majority of the population lives on ‘basic’ government assistance provided to every adult; enough to survive but never enough to escape. With no jobs to occupy the populations time, an elite autocracy attempts to control a public that is starved for purpose. In an effort to prevent more civil unrest, they have created a competition that tests both the contestants physical capabilities and their skills. For the winner, a chance to break free of the basic caste they were born into. <text:span text:style-name="T1">Do you have what it takes to break the cycle?</text:span></text:p>
      <text:p text:style-name="P1"/>
      <text:p text:style-name="P1"/>
      <text:p text:style-name="P1"/>
      <text:p text:style-name="P6">2.)</text:p>
      <text:p text:style-name="P2"><text:tab/>You play as “Gender Neutral Name”, <text:s/>a hopeful competitor trying to make a name for yourself and break free of the ‘<text:span text:style-name="T1">basic’ </text:span>cycle. <text:span text:style-name="T1">You can customize your avatar and give yourself a nickname (used for multiplayer).</text:span></text:p>
      <text:p text:style-name="P2"/>
      <text:p text:style-name="P6">The game exists in two stages:</text:p>
      <text:p text:style-name="P6"/>
      <text:p text:style-name="P3"><text:span text:style-name="T1"><text:tab/></text:span><text:span text:style-name="T2">First:</text:span><text:span text:style-name="T1"> the “Tutorial </text:span><text:span text:style-name="T2">Stage”. </text:span><text:span text:style-name="T1"><text:s/>This will be the most narrative driven portion of the game, establishing our time and place. <text:s/>Here we create our avatar and learn the basic controls of the game. </text:span><text:span text:style-name="T2">The controls are the most unique part of the game. See below for required equipment*. In the tutorial stage, you’ll compete in a few ‘qualifier’ events that increase in difficult while also layering in additional controls (jump, drift, use powerup, etc.)</text:span></text:p>
      <text:p text:style-name="P3"/>
      <text:p text:style-name="P3"><text:tab/><text:span text:style-name="T2">Second: The bulk of the game is centered around the racing competition. The trainer measures the amount of power that the player is producing, which then allows the racer to move faster. Handling is measured with they gyro inside of the handlebars, which can also act as a heads up display for powerups, leaderboard, etc.</text:span></text:p>
      <text:p text:style-name="P3"/>
      <text:p text:style-name="P4">Your avatar races others in real-time. Races vary in length, complexity of the course, and have different thematic elements. Races will not strictly be a matter of physical strength leading to victory, but a combination of well timed and strategist efforts and smart game-play.</text:p>
      <text:p text:style-name="P3"/>
      <text:p text:style-name="P3"/>
      <text:p text:style-name="P1"/>
      <text:p text:style-name="P3">*<text:tab/><text:span text:style-name="T2">Necessary to play, is a bicycle trainer that is capable of measuring the power output of the player, a smartphone, an Elite Sterzo, and a bicycle that is equipped with electronic shifting (Shimano Di2, SRAM Etap, Campagnolo EPS), and computer.</text:span></text:p>
      <text:p text:style-name="P4"/>
      <text:p text:style-name="P3"><text:s/><text:tab/><text:span text:style-name="T2">If all of this sounds very strange and excessive, </text:span><text:span text:style-name="T3">it might be </text:span><text:span text:style-name="T4">for </text:span><text:span text:style-name="T3">now, but it won’t be for v</text:span><text:span text:style-name="T4">e</text:span><text:span text:style-name="T3">ry long</text:span><text:span text:style-name="T2">. Indoor cycling has exploded* and </text:span><text:span text:style-name="T4">popularity </text:span><text:span text:style-name="T2">will continue to grow as the technology matures and becomes less expensive. </text:span></text:p>
      <text:p text:style-name="P8"/>
      <text:p text:style-name="P10">This <text:span text:style-name="T3">project</text:span> is an effort gamify indoor training and fitness.</text:p>
      <text:p text:style-name="P8"/>
      <text:p text:style-name="P8"/>
      <text:p text:style-name="P9">* Peloton <text:span text:style-name="T3">has </text:span><text:span text:style-name="T4">exploded to 47B in market capitalization</text:span><text:span text:style-name="T3"> and Zwift has received over $600 million in </text:span><text:span text:style-name="T4">VC in the last year alon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23T14:07:53.268000000</meta:creation-date>
    <dc:date>2020-12-27T12:11:16.928000000</dc:date>
    <meta:editing-duration>PT4M37S</meta:editing-duration>
    <meta:editing-cycles>3</meta:editing-cycles>
    <meta:generator>LibreOffice/7.0.4.2$Windows_X86_64 LibreOffice_project/dcf040e67528d9187c66b2379df5ea4407429775</meta:generator>
    <meta:document-statistic meta:table-count="0" meta:image-count="0" meta:object-count="0" meta:page-count="1" meta:paragraph-count="12" meta:word-count="446" meta:character-count="2643" meta:non-whitespace-character-count="2198"/>
  </office:meta>
</office:document-meta>
</file>